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GlossyUbuntu-title">
      <style:graphic-properties draw:fill-color="#ffffff" draw:auto-grow-height="true" fo:min-height="17.936cm"/>
    </style:style>
    <style:style style:name="pr2" style:family="presentation" style:parent-style-name="GlossyUbuntu-notes">
      <style:graphic-properties draw:fill-color="#ffffff" draw:auto-grow-height="true" fo:min-height="12.573cm"/>
    </style:style>
    <style:style style:name="pr3" style:family="presentation" style:parent-style-name="GlossyUbuntu-outline1">
      <style:graphic-properties draw:fill-color="#ffffff" draw:auto-grow-height="true" fo:min-height="4.611cm"/>
    </style:style>
    <style:style style:name="pr4" style:family="presentation" style:parent-style-name="GlossyUbuntu-title">
      <style:graphic-properties draw:fill-color="#ffffff" draw:auto-grow-height="true" fo:min-height="3.507cm"/>
    </style:style>
    <style:style style:name="pr5" style:family="presentation" style:parent-style-name="GlossyUbuntu-outline1">
      <style:graphic-properties draw:fill-color="#ffffff" fo:min-height="8.421cm"/>
    </style:style>
    <style:style style:name="pr6" style:family="presentation" style:parent-style-name="GlossyUbuntu-outline1">
      <style:graphic-properties draw:fill-color="#ffffff" fo:min-height="3.341cm"/>
    </style:style>
    <style:style style:name="pr7" style:family="presentation" style:parent-style-name="GlossyUbuntu-outline1">
      <style:graphic-properties draw:fill-color="#ffffff" fo:min-height="13.609cm"/>
    </style:style>
    <style:style style:name="pr8" style:family="presentation" style:parent-style-name="GlossyUbuntu-title">
      <style:graphic-properties draw:auto-grow-height="true" fo:min-height="3.507cm"/>
    </style:style>
    <style:style style:name="pr9" style:family="presentation" style:parent-style-name="GlossyUbuntu-outline1">
      <style:graphic-properties draw:auto-grow-height="true" fo:min-height="13.86cm"/>
    </style:style>
    <style:style style:name="pr10" style:family="presentation" style:parent-style-name="GlossyUbuntu-outline1">
      <style:graphic-properties fo:min-height="13.61cm"/>
    </style:style>
    <style:style style:name="pr11" style:family="presentation" style:parent-style-name="GlossyUbuntu-title">
      <style:graphic-properties fo:min-height="3.256cm"/>
    </style:style>
    <style:style style:name="pr12" style:family="presentation" style:parent-style-name="GlossyUbuntu-outline1">
      <style:graphic-properties fo:min-height="13.609cm"/>
    </style:style>
    <style:style style:name="pr13" style:family="presentation" style:parent-style-name="GlossyUbuntu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use-window-font-color="tru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44pt" style:font-size-asian="44pt" style:font-size-complex="44pt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9" style:family="paragraph">
      <style:paragraph-properties text:enable-numbering="false" fo:margin-left="1.2cm" fo:margin-right="0cm" fo:text-indent="-0.9cm"/>
    </style:style>
    <style:style style:name="P10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1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2.4cm" fo:margin-right="0cm" fo:text-indent="-2.376cm"/>
    </style:style>
    <style:style style:name="P15" style:family="paragraph">
      <style:paragraph-properties fo:margin-left="1.422cm" fo:margin-right="0cm" fo:text-indent="-0.61cm"/>
    </style:style>
    <style:style style:name="T1" style:family="text">
      <style:text-properties style:use-window-font-color="true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family="'Lucida Sans Typewriter'" style:font-family-generic="modern" style:font-pitch="fixe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'Liberation Sans'" style:font-family-generic="swiss" style:font-pitch="variable"/>
    </style:style>
    <style:style style:name="T9" style:family="text">
      <style:text-properties fo:font-family="'Lucida Sans Typewriter'" style:font-family-generic="modern" style:font-pitch="fixe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family="'Bitstream Vera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Ubuntu" presentation:presentation-page-layout-name="AL1T21" draw:id="id1">
        <office:forms form:automatic-focus="false" form:apply-design-mode="false"/>
        <draw:frame presentation:style-name="pr1" draw:text-style-name="P2" draw:layer="layout" svg:width="25.199cm" svg:height="17.936cm" svg:x="1.4cm" svg:y="0.837cm" presentation:class="title">
          <draw:text-box>
            <text:p text:style-name="P1"><text:span text:style-name="T1">dd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2T1" draw:id="id2">
        <office:forms form:automatic-focus="false" form:apply-design-mode="false"/>
        <draw:frame presentation:style-name="pr3" draw:text-style-name="P4" draw:layer="layout" svg:width="25.199cm" svg:height="4.611cm" svg:x="1.4cm" svg:y="4.914cm" presentation:class="outline" presentation:user-transformed="true">
          <draw:text-box>
            <text:p text:style-name="P4">A backup utility</text:p>
            <text:p text:style-name="P4">Preforms a sequential, byte-for-byte copy</text:p>
          </draw:text-box>
        </draw:frame>
        <draw:frame presentation:style-name="pr4" draw:text-style-name="P5" draw:layer="layout" svg:width="25.199cm" svg:height="3.507cm" svg:x="1.401cm" svg:y="0.838cm" presentation:class="title" presentation:user-transformed="true">
          <draw:text-box>
            <text:p text:style-name="P5">What is dd?</text:p>
          </draw:text-box>
        </draw:frame>
        <draw:frame draw:style-name="gr2" draw:text-style-name="P5" draw:layer="layout" svg:width="26.035cm" svg:height="1.187cm" svg:x="1.27cm" svg:y="10.16cm">
          <draw:text-box>
            <text:p/>
          </draw:text-box>
        </draw:frame>
        <draw:frame draw:style-name="gr3" draw:layer="layout" svg:width="1.772cm" svg:height="0.962cm" svg:x="9.525cm" svg:y="10.795cm">
          <draw:text-box>
            <text:p text:style-name="P5"><text:tab/></text:p>
          </draw:text-box>
        </draw:frame>
        <draw:frame draw:style-name="gr4" draw:text-style-name="P7" draw:layer="layout" svg:width="26.035cm" svg:height="1.987cm" svg:x="1.27cm" svg:y="9.525cm">
          <draw:text-box>
            <text:p text:style-name="P6"><text:span text:style-name="T2">What can dd work with?</text:span></text:p>
          </draw:text-box>
        </draw:frame>
        <draw:frame draw:style-name="gr4" draw:text-style-name="P8" draw:layer="layout" svg:width="24.765cm" svg:height="1.517cm" svg:x="1.905cm" svg:y="12.7cm">
          <draw:text-box>
            <text:p text:style-name="P5"><text:span text:style-name="T3">dd can use any file on the system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Ubuntu" presentation:presentation-page-layout-name="AL2T1" draw:id="id3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5">In Unix, everything is a file</text:p>
          </draw:text-box>
        </draw:frame>
        <draw:frame presentation:style-name="pr5" draw:text-style-name="P9" draw:layer="layout" svg:width="25.199cm" svg:height="8.421cm" svg:x="1.4cm" svg:y="4.914cm" presentation:class="outline" presentation:user-transformed="true">
          <draw:text-box>
            <text:p text:style-name="P4">This includes (but not limited to):</text:p>
            <text:list text:style-name="L2">
              <text:list-item>
                <text:list>
                  <text:list-item>
                    <text:p text:style-name="P5">Files</text:p>
                  </text:list-item>
                  <text:list-item>
                    <text:p text:style-name="P5">Folders</text:p>
                  </text:list-item>
                  <text:list-item>
                    <text:p text:style-name="P5"><text:span text:style-name="T4">Devices</text:span></text:p>
                  </text:list-item>
                  <text:list-item>
                    <text:p text:style-name="P5">Processes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4.13cm" svg:height="2.783cm" svg:x="1.905cm" svg:y="14.605cm">
          <draw:text-box>
            <text:p text:style-name="P1"><text:span text:style-name="T3">“</text:span><text:span text:style-name="T3">dd can use any file” includes any </text:span><text:span text:style-name="T5">device</text:span><text:span text:style-name="T3"> on the system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Ubuntu" presentation:presentation-page-layout-name="AL2T1" draw:id="id4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5">Example 1</text:p>
          </draw:text-box>
        </draw:frame>
        <draw:frame presentation:style-name="pr6" draw:text-style-name="P4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 text:style-name="P5">Backing up a hard drive to an image:</text:p>
                <text:list>
                  <text:list-item>
                    <text:p text:style-name="P5"><text:span text:style-name="T6">dd if=/dev/sda of=disk.img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8.89cm" svg:height="1.195cm" svg:x="2.54cm" svg:y="10.87cm">
          <draw:text-box>
            <text:p text:style-name="P5"><text:span text:style-name="T7">Stands for “input file”</text:span></text:p>
          </draw:text-box>
        </draw:frame>
        <draw:frame draw:style-name="gr4" draw:text-style-name="P11" draw:layer="layout" svg:width="6.35cm" svg:height="1.195cm" svg:x="6.985cm" svg:y="8.965cm">
          <draw:text-box>
            <text:p text:style-name="P5"><text:span text:style-name="T7">First hard drive</text:span></text:p>
          </draw:text-box>
        </draw:frame>
        <draw:frame draw:style-name="gr4" draw:text-style-name="P11" draw:layer="layout" svg:width="8.89cm" svg:height="1.195cm" svg:x="10.16cm" svg:y="12.7cm">
          <draw:text-box>
            <text:p text:style-name="P5"><text:span text:style-name="T7">Stands for “output file”</text:span></text:p>
          </draw:text-box>
        </draw:frame>
        <draw:frame draw:style-name="gr4" draw:text-style-name="P11" draw:layer="layout" svg:width="6.35cm" svg:height="1.195cm" svg:x="14.605cm" svg:y="10.235cm">
          <draw:text-box>
            <text:p text:style-name="P5"><text:span text:style-name="T7">Disk image file</text:span></text:p>
          </draw:text-box>
        </draw:frame>
        <draw:line draw:style-name="gr5" draw:text-style-name="P12" draw:layer="layout" svg:x1="9.525cm" svg:y1="8.89cm" svg:x2="9.525cm" svg:y2="7.62cm">
          <text:p/>
        </draw:line>
        <draw:line draw:style-name="gr5" draw:text-style-name="P12" draw:layer="layout" svg:x1="6.35cm" svg:y1="10.795cm" svg:x2="6.35cm" svg:y2="7.62cm">
          <text:p/>
        </draw:line>
        <draw:line draw:style-name="gr5" draw:text-style-name="P12" draw:layer="layout" svg:x1="13.335cm" svg:y1="12.7cm" svg:x2="13.335cm" svg:y2="7.62cm">
          <text:p/>
        </draw:line>
        <draw:line draw:style-name="gr5" draw:text-style-name="P12" draw:layer="layout" svg:x1="17.145cm" svg:y1="10.16cm" svg:x2="17.145cm" svg:y2="7.62cm">
          <text:p/>
        </draw:line>
        <draw:frame draw:style-name="gr4" draw:text-style-name="P8" draw:layer="layout" svg:width="24.13cm" svg:height="1.517cm" svg:x="1.27cm" svg:y="15.875cm">
          <draw:text-box>
            <text:list text:style-name="L1">
              <text:list-item>
                <text:p text:style-name="P5"><text:span text:style-name="T3"><text:s/></text:span><text:span text:style-name="T3">This works with any disk, including CDs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ossyUbuntu" presentation:presentation-page-layout-name="AL2T1" draw:id="id5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5">Example 2</text:p>
          </draw:text-box>
        </draw:frame>
        <draw:frame presentation:style-name="pr6" draw:text-style-name="P4" draw:layer="layout" svg:width="25.199cm" svg:height="7.668cm" svg:x="1.27cm" svg:y="4.945cm" presentation:class="outline" presentation:user-transformed="true">
          <draw:text-box>
            <text:list text:style-name="L2">
              <text:list-item>
                <text:p text:style-name="P5">Restoring an image to a hard drive:</text:p>
                <text:list>
                  <text:list-item>
                    <text:p text:style-name="P5"><text:span text:style-name="T6">dd if=disk.img of=/dev/sda</text:span></text:p>
                  </text:list-item>
                </text:list>
              </text:list-item>
              <text:list-item>
                <text:p text:style-name="P5"><text:span text:style-name="T8">All I did was reverse input and output</text:span></text:p>
              </text:list-item>
              <text:list-item>
                <text:p text:style-name="P5"><text:span text:style-name="T8">We can use the </text:span><text:span text:style-name="T9">mount</text:span><text:span text:style-name="T8"> command to open this image for reading/writing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ossyUbuntu" presentation:presentation-page-layout-name="AL2T1" draw:id="id6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5">Example 3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Compressing a disk image (while making it):</text:p>
                <text:list>
                  <text:list-item>
                    <text:p text:style-name="P5"><text:span text:style-name="T6">dd if=/dev/sda | gzip -c &gt; disk.img.gz</text:span></text:p>
                  </text:list-item>
                </text:list>
              </text:list-item>
              <text:list-item>
                <text:p text:style-name="P5"><text:span text:style-name="T8">Standard output from dd is taken to the standard input to gzip (which is then written to a file)</text:span></text:p>
              </text:list-item>
              <text:list-item>
                <text:p text:style-name="P5"><text:span text:style-name="T8">This also works in reverse:</text:span></text:p>
                <text:list>
                  <text:list-item>
                    <text:p text:style-name="P14"><text:span text:style-name="T6">gunzip -c disk.img.gz | dd of=/dev/sd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ossyUbuntu" presentation:presentation-page-layout-name="AL2T1" draw:id="id7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Example 4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Formatting and/or writing zeros to a disk will erase data, however there is the possibility of recovery</text:p>
              </text:list-item>
              <text:list-item>
                <text:p>We need to write random 1's and 0's to ensure data cannot be recovered</text:p>
                <text:list>
                  <text:list-item>
                    <text:p text:style-name="P14"><text:span text:style-name="T6">dd if=/dev/random of=/dev/sda</text:span></text:p>
                  </text:list-item>
                </text:list>
              </text:list-item>
              <text:list-item>
                <text:p><text:span text:style-name="T8">Using Linux's random number generator, this will securely erase the entire disk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ossyUbuntu" presentation:presentation-page-layout-name="AL2T1" draw:id="id8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Example 5</text:p>
          </draw:text-box>
        </draw:frame>
        <draw:frame presentation:style-name="pr10" draw:layer="layout" svg:width="25.27cm" svg:height="13.61cm" svg:x="1.4cm" svg:y="4.914cm" presentation:class="outline" presentation:user-transformed="true">
          <draw:text-box>
            <text:list text:style-name="L2">
              <text:list-item>
                <text:p>What if the partition table is corrupt, and you need to restore partitions?</text:p>
              </text:list-item>
              <text:list-item>
                <text:p>If you know where the partitions are, you can clear out the table, then restore the partition</text:p>
                <text:list>
                  <text:list-item>
                    <text:p text:style-name="P14"><text:span text:style-name="T6">dd if=/dev/zero of=/dev/sda bs=1 count=512</text:span></text:p>
                  </text:list-item>
                </text:list>
              </text:list-item>
              <text:list-item>
                <text:p><text:span text:style-name="T8">This will clear the partition table, and allow you to use a utility (such as fdisk) to restore the partition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ossyUbuntu" presentation:presentation-page-layout-name="AL2T1" draw:id="id9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Conclusion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dd is a simple tool with a simple job</text:p>
              </text:list-item>
              <text:list-item>
                <text:p>Thanks to Linux, we can use it for a variety of tasks</text:p>
              </text:list-item>
              <text:list-item>
                <text:p>If we tie dd together with other simple programs and utilities, we find a wealth of functionality hidden in a few simple tools.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ossyUbuntu" presentation:presentation-page-layout-name="AL2T1" draw:id="id10">
        <office:forms form:automatic-focus="false" form:apply-design-mode="false"/>
        <draw:frame presentation:style-name="pr11" draw:layer="layout" svg:width="25.199cm" svg:height="3.256cm" svg:x="1.301cm" svg:y="0.125cm" presentation:class="title">
          <draw:text-box>
            <text:p>Appendix A: more backup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>To properly backup a partition:</text:p>
                <text:list>
                  <text:list-item>
                    <text:p>dd if=/dev/sda of=output.img bs=4k conv=noerror,notrunc</text:p>
                  </text:list-item>
                </text:list>
              </text:list-item>
              <text:list-item>
                <text:p>bs=4k</text:p>
                <text:list>
                  <text:list-item>
                    <text:p>Means “read 4 blocks at a time”</text:p>
                  </text:list-item>
                  <text:list-item>
                    <text:p>Ensures we properly read blocks from the filesystem</text:p>
                  </text:list-item>
                </text:list>
              </text:list-item>
              <text:list-item>
                <text:p>conv=noerror</text:p>
                <text:list>
                  <text:list-item>
                    <text:p>Means “do not stop for errors”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ossyUbuntu" presentation:presentation-page-layout-name="AL2T1" draw:id="id11">
        <office:forms form:automatic-focus="false" form:apply-design-mode="false"/>
        <draw:frame presentation:style-name="pr11" draw:layer="layout" svg:width="25.199cm" svg:height="3.256cm" svg:x="1.301cm" svg:y="0.125cm" presentation:class="title">
          <draw:text-box>
            <text:p>Appendix A (cont.)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>conv=notrunc</text:p>
                <text:list>
                  <text:list-item>
                    <text:p>Means “do not truncate output”</text:p>
                  </text:list-item>
                  <text:list-item>
                    <text:p>We use this to prevent dd from padding the output with extraneous zeros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ossyUbuntu" presentation:presentation-page-layout-name="AL2T1" draw:id="id12">
        <office:forms form:automatic-focus="false" form:apply-design-mode="false"/>
        <draw:frame presentation:style-name="pr11" draw:layer="layout" svg:width="25.199cm" svg:height="3.256cm" svg:x="1.301cm" svg:y="0.125cm" presentation:class="title">
          <draw:text-box>
            <text:p>Appendix B: mount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>If we made a disk image of a single partition, we can use mount to load it into an empty folder just like it was a hard disk</text:p>
                <text:list>
                  <text:list-item>
                    <text:p>mount -t &lt;fs&gt; -o loop partition.image mount/</text:p>
                    <text:list>
                      <text:list-item>
                        <text:p text:style-name="P15">Loop tells Linux to treat the image as a device</text:p>
                      </text:list-item>
                    </text:list>
                  </text:list-item>
                </text:list>
              </text:list-item>
              <text:list-item>
                <text:p>If we did an entire disk, we need to give mount an <text:span text:style-name="T10">offset</text:span></text:p>
              </text:list-item>
              <text:list-item>
                <text:p><text:span text:style-name="T11">This offset is set to the physical position of the partition we want in the disk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ossyUbuntu" presentation:presentation-page-layout-name="AL2T1" draw:id="id13">
        <office:forms form:automatic-focus="false" form:apply-design-mode="false"/>
        <draw:frame presentation:style-name="pr11" draw:layer="layout" svg:width="25.199cm" svg:height="3.256cm" svg:x="1.301cm" svg:y="0.125cm" presentation:class="title">
          <draw:text-box>
            <text:p>Appendix B (cont.)</text:p>
          </draw:text-box>
        </draw:frame>
        <draw:frame presentation:style-name="pr12" draw:layer="layout" svg:width="25.199cm" svg:height="14.797cm" svg:x="1.4cm" svg:y="4.914cm" presentation:class="outline" presentation:user-transformed="true">
          <draw:text-box>
            <text:list text:style-name="L2">
              <text:list-item>
                <text:p>If we have a disk image of several partitions, mount will need an offset to mount one of them</text:p>
              </text:list-item>
              <text:list-item>
                <text:p>fdisk -l will show where the partitions begin (marked by 'start')</text:p>
              </text:list-item>
              <text:list-item>
                <text:p>fdisk lists things in blocks, but mount's offset is in bytes</text:p>
              </text:list-item>
              <text:list-item>
                <text:p>512 bytes per block, so multiply the start number by that to get the partition's offset</text:p>
              </text:list-item>
              <text:list-item>
                <text:p>The final command</text:p>
                <text:list>
                  <text:list-item>
                    <text:p><text:span text:style-name="T12">mount -t &lt;fs&gt; -o loop,&lt;offset&gt; image.img mount/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ossyUbuntu" presentation:presentation-page-layout-name="AL2T1" draw:id="id14">
        <office:forms form:automatic-focus="false" form:apply-design-mode="false"/>
        <draw:frame presentation:style-name="pr11" draw:layer="layout" svg:width="25.199cm" svg:height="3.256cm" svg:x="1.301cm" svg:y="0.125cm" presentation:class="title">
          <draw:text-box>
            <text:p>Appendix C: using bs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>Normally, we specify bs=4k (or 4096)</text:p>
              </text:list-item>
              <text:list-item>
                <text:p>Different hardware will have different optimal block sizes, but we can easily test that</text:p>
                <text:list>
                  <text:list-item>
                    <text:p>dd if=/dev/zero of=&lt;destination&gt; count=10 bs=&lt;blocksize&gt;</text:p>
                  </text:list-item>
                </text:list>
              </text:list-item>
              <text:list-item>
                <text:p>This will count 10 blocks, then stop and report the transfer speed</text:p>
              </text:list-item>
              <text:list-item>
                <text:p>You can use this to compare the write speed of different block sizes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GlossyUbuntu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GlossyUbuntu-title">
      <style:graphic-properties draw:fill-color="#ffffff" draw:auto-grow-height="false" fo:min-height="3.507cm"/>
    </style:style>
    <style:style style:name="Mpr2" style:family="presentation" style:parent-style-name="GlossyUbuntu-outline1">
      <style:graphic-properties draw:fill-color="#ffffff" draw:auto-grow-height="false" fo:min-height="13.86cm"/>
    </style:style>
    <style:style style:name="M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Ubuntu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Ubuntu-title" draw:layer="backgroundobjects" svg:width="15.265cm" svg:height="10.475cm" svg:x="3.161cm" svg:y="2.123cm" presentation:class="page"/>
        <draw:frame presentation:style-name="GlossyUbuntu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9-08-31T13:08:28</meta:creation-date>
    <dc:date>2009-09-21T18:48:40</dc:date>
    <meta:editing-cycles>9</meta:editing-cycles>
    <meta:editing-duration>PT74H22M01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